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ymbol" svg:font-family="Symbol"/>
    <style:font-face style:name="Times New Roman" svg:font-family="'Times New Roman'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5.57cm" table:align="left"/>
    </style:style>
    <style:style style:name="表格1.A" style:family="table-column">
      <style:table-column-properties style:column-width="8.327cm"/>
    </style:style>
    <style:style style:name="表格1.B" style:family="table-column">
      <style:table-column-properties style:column-width="7.243cm"/>
    </style:style>
    <style:style style:name="表格1.A1" style:family="table-cell">
      <style:table-cell-properties style:vertical-align="middle" fo:padding="0.049cm" fo:border="none"/>
    </style:style>
    <style:style style:name="表格1.A2" style:family="table-cell">
      <style:table-cell-properties fo:padding="0.049cm" fo:border="none"/>
    </style:style>
    <style:style style:name="表格1.B2" style:family="table-cell">
      <style:table-cell-properties fo:padding="0.049cm" fo:border="none"/>
    </style:style>
    <style:style style:name="表格1.A3" style:family="table-cell">
      <style:table-cell-properties fo:padding="0.049cm" fo:border="none"/>
    </style:style>
    <style:style style:name="表格1.B3" style:family="table-cell">
      <style:table-cell-properties fo:padding="0.049cm" fo:border="none"/>
    </style:style>
    <style:style style:name="表格1.A4" style:family="table-cell">
      <style:table-cell-properties fo:padding="0.049cm" fo:border="none"/>
    </style:style>
    <style:style style:name="表格1.B4" style:family="table-cell">
      <style:table-cell-properties fo:padding="0.049cm" fo:border="none"/>
    </style:style>
    <style:style style:name="表格1.A5" style:family="table-cell">
      <style:table-cell-properties fo:padding="0.049cm" fo:border="none"/>
    </style:style>
    <style:style style:name="表格1.B5" style:family="table-cell">
      <style:table-cell-properties fo:padding="0.049cm" fo:border="none"/>
    </style:style>
    <style:style style:name="表格1.A6" style:family="table-cell">
      <style:table-cell-properties fo:padding="0.049cm" fo:border="none"/>
    </style:style>
    <style:style style:name="表格1.B6" style:family="table-cell">
      <style:table-cell-properties fo:padding="0.049cm" fo:border="none"/>
    </style:style>
    <style:style style:name="表格1.A7" style:family="table-cell">
      <style:table-cell-properties fo:padding="0.049cm" fo:border="none"/>
    </style:style>
    <style:style style:name="表格1.B7" style:family="table-cell">
      <style:table-cell-properties fo:padding="0.049cm" fo:border="none"/>
    </style:style>
    <style:style style:name="表格1.A8" style:family="table-cell">
      <style:table-cell-properties fo:padding="0.049cm" fo:border="none"/>
    </style:style>
    <style:style style:name="表格1.B8" style:family="table-cell">
      <style:table-cell-properties fo:padding="0.049cm" fo:border="none"/>
    </style:style>
    <style:style style:name="表格1.A9" style:family="table-cell">
      <style:table-cell-properties fo:padding="0.049cm" fo:border="none"/>
    </style:style>
    <style:style style:name="表格1.B9" style:family="table-cell">
      <style:table-cell-properties fo:padding="0.049cm" fo:border="none"/>
    </style:style>
    <style:style style:name="表格1.A10" style:family="table-cell">
      <style:table-cell-properties fo:padding="0.049cm" fo:border="none"/>
    </style:style>
    <style:style style:name="表格1.B10" style:family="table-cell">
      <style:table-cell-properties fo:padding="0.049cm" fo:border="none"/>
    </style:style>
    <style:style style:name="表格1.A11" style:family="table-cell">
      <style:table-cell-properties fo:padding="0.049cm" fo:border="none"/>
    </style:style>
    <style:style style:name="表格1.B11" style:family="table-cell">
      <style:table-cell-properties fo:padding="0.049cm" fo:border="none"/>
    </style:style>
    <style:style style:name="表格1.A12" style:family="table-cell">
      <style:table-cell-properties fo:padding="0.049cm" fo:border="none"/>
    </style:style>
    <style:style style:name="表格1.B12" style:family="table-cell">
      <style:table-cell-properties fo:padding="0.049cm" fo:border="none"/>
    </style:style>
    <style:style style:name="表格1.A13" style:family="table-cell">
      <style:table-cell-properties fo:padding="0.049cm" fo:border="none"/>
    </style:style>
    <style:style style:name="表格1.B13" style:family="table-cell">
      <style:table-cell-properties fo:padding="0.049cm" fo:border="none"/>
    </style:style>
    <style:style style:name="表格1.A14" style:family="table-cell">
      <style:table-cell-properties fo:padding="0.049cm" fo:border="none"/>
    </style:style>
    <style:style style:name="表格1.B14" style:family="table-cell">
      <style:table-cell-properties fo:padding="0.049cm" fo:border="none"/>
    </style:style>
    <style:style style:name="表格1.A15" style:family="table-cell">
      <style:table-cell-properties fo:padding="0.049cm" fo:border="none"/>
    </style:style>
    <style:style style:name="表格1.B15" style:family="table-cell">
      <style:table-cell-properties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style:font-name-asian="宋体" style:font-size-asian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-asian="宋体" style:font-size-asian="12pt" style:font-weight-asian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/>
    </style:style>
    <style:style style:name="P6" style:family="paragraph" style:parent-style-name="Text_20_body">
      <style:paragraph-properties fo:margin-left="1.27cm" fo:margin-right="0cm" fo:margin-top="0cm" fo:margin-bottom="0cm" style:contextual-spacing="false" fo:text-indent="-0.635cm" style:auto-text-indent="false"/>
    </style:style>
    <style:style style:name="P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able_20_Contents">
      <style:paragraph-properties fo:margin-top="0cm" fo:margin-bottom="0.499cm" style:contextual-spacing="false"/>
    </style:style>
    <style:style style:name="P10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/>
    </style:style>
    <style:style style:name="T3" style:family="text">
      <style:text-properties fo:color="#ff0000" fo:font-size="12pt" fo:font-weight="bold"/>
    </style:style>
    <style:style style:name="T4" style:family="text">
      <style:text-properties fo:color="#ff0000" style:font-name="宋体" fo:font-size="12pt" fo:font-weight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/>
    </style:style>
    <style:style style:name="T7" style:family="text">
      <style:text-properties style:font-name="Times New Roman" fo:font-size="12pt" fo:font-weight="bold"/>
    </style:style>
    <style:style style:name="T8" style:family="text">
      <style:text-properties style:font-name-asian="Times New Roman" style:font-size-asian="12pt"/>
    </style:style>
    <style:style style:name="T9" style:family="text">
      <style:text-properties style:font-name-asian="宋体" style:font-size-asian="12pt"/>
    </style:style>
    <style:style style:name="T10" style:family="text">
      <style:text-properties style:font-name="宋体" fo:font-size="12pt"/>
    </style:style>
    <style:style style:name="T11" style:family="text">
      <style:text-properties style:font-name="宋体" fo:font-size="12pt" fo:font-weight="bold"/>
    </style:style>
    <style:style style:name="T12" style:family="text">
      <style:text-properties fo:color="#808080" style:font-name="宋体" fo:font-size="12pt" fo:font-style="italic"/>
    </style:style>
    <style:style style:name="T13" style:family="text">
      <style:text-properties fo:color="#808080" style:font-name="Times New Roman" fo:font-size="12pt" fo:font-style="italic"/>
    </style:style>
    <style:style style:name="T14" style:family="text">
      <style:text-properties style:font-name="Symbol" fo:font-size="10pt"/>
    </style:style>
    <style:style style:name="T15" style:family="text">
      <style:text-properties fo:background-color="#ffff00" style:font-name-asian="Times New Roman" style:font-size-asian="12pt"/>
    </style:style>
    <style:style style:name="T16" style:family="text">
      <style:text-properties fo:background-color="#ffff00" style:font-name-asian="宋体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cb_post_title_url"/><text:a xlink:type="simple" xlink:href="http://www.cnblogs.com/yuxc/archive/2012/05/11/2495267.html"><text:span text:style-name="T1">Swift云存储特性研究</text:span></text:a></text:h>
      <text:p text:style-name="P2"><text:span text:style-name="T2">0.</text:span><text:span text:style-name="T3">What</text:span> <text:span text:style-name="T2">is swift?</text:span></text:p>
      <text:p text:style-name="P2"><text:span text:style-name="T6">OpenStack</text:span> <text:span text:style-name="T6">Object Storage (Swift) </text:span><text:span text:style-name="T15">是用来创建冗余的、可扩展</text:span><text:span text:style-name="T16">的</text:span><text:span text:style-name="T15">对象存储（引擎）</text:span><text:span text:style-name="T16">的开源软件</text:span><text:span text:style-name="T8">。 </text:span><text:span text:style-name="T6">swift</text:span><text:span text:style-name="T8">使用标准化的服务器存储 </text:span><text:span text:style-name="T6">PB </text:span><text:span text:style-name="T8">级</text:span><text:span text:style-name="T9">的访问</text:span><text:span text:style-name="T8">数据。它并不是文件系统</text:span><text:span text:style-name="T9">或者</text:span><text:span text:style-name="T8">实时的数据存储系统 </text:span><text:span text:style-name="T9">，而</text:span><text:span text:style-name="T8">是一个</text:span><text:span text:style-name="T9">用于存储永久类型的静态数据的</text:span><text:span text:style-name="T8">长期存储系统 </text:span><text:span text:style-name="T9">，这些数据可以检索</text:span><text:span text:style-name="T8">、</text:span><text:span text:style-name="T9">调整</text:span><text:span text:style-name="T8">、</text:span><text:span text:style-name="T9">必要时进行</text:span><text:span text:style-name="T8">更新。</text:span><text:span text:style-name="T9">最</text:span><text:span text:style-name="T8">适合存储的数据</text:span><text:span text:style-name="T9">类型的首要例子是</text:span><text:span text:style-name="T8">虚拟机镜像，图片存储，邮件存储，</text:span><text:span text:style-name="T9">存档</text:span><text:span text:style-name="T8">备份。</text:span><text:span text:style-name="T9">因为</text:span><text:span text:style-name="T8">没有</text:span><text:span text:style-name="T9">中心单元</text:span><text:span text:style-name="T8">或者主控结点</text:span><text:span text:style-name="T9">，</text:span><text:span text:style-name="T6">swift</text:span><text:span text:style-name="T9">提供了</text:span><text:span text:style-name="T8">更强的扩展性、冗余和持久性。</text:span></text:p>
      <text:p text:style-name="P2"> </text:p>
      <text:p text:style-name="P2"><text:span text:style-name="T11">1.</text:span><text:span text:style-name="T4">When</text:span> <text:span text:style-name="T11">did the swift start? </text:span></text:p>
      <text:p text:style-name="P1"><text:span text:style-name="T6">OpenStack Object Storage </text:span><text:span text:style-name="T9">最初</text:span><text:span text:style-name="T8">由 </text:span><text:span text:style-name="T6">Rackspace </text:span><text:span text:style-name="T8">开发，并于 </text:span><text:span text:style-name="T6">2010 </text:span><text:span text:style-name="T8">年 </text:span><text:span text:style-name="T6">7 </text:span><text:span text:style-name="T8">月贡献给 </text:span><text:span text:style-name="T6">OpenStack </text:span><text:span text:style-name="T10">,</text:span><text:span text:style-name="T8">作为</text:span><text:span text:style-name="T9">该开源项目的一部分</text:span><text:span text:style-name="T8">。</text:span><text:span text:style-name="T9">它的目的是用于托管</text:span> <text:span text:style-name="T6">Rackspace</text:span><text:span text:style-name="T9">的 </text:span><text:span text:style-name="T6">Cloud Files service </text:span><text:span text:style-name="T8">，</text:span><text:span text:style-name="T9">原始项目</text:span><text:span text:style-name="T8">代号</text:span><text:span text:style-name="T9">是</text:span> <text:span text:style-name="T6">swift</text:span><text:span text:style-name="T9">，所以沿用至今</text:span><text:span text:style-name="T8">。</text:span></text:p>
      <text:p text:style-name="P1"> </text:p>
      <text:p text:style-name="P1"><text:span text:style-name="T11">2.What</text:span>’<text:span text:style-name="T11">s the </text:span><text:span text:style-name="T4">Advantages</text:span> <text:span text:style-name="T11">of swift?</text:span></text:p>
      <text:p text:style-name="P1"> </text:p>
      <text:p text:style-name="P2"><text:span text:style-name="T12">Swift vs </text:span><text:span text:style-name="T13">MogileFS</text:span></text:p>
      <text:p text:style-name="P1"><text:span text:style-name="T6">MogileFS</text:span><text:span text:style-name="T8">是一个开源的分布式文件系统，用于组建分布式文件集群，</text:span><text:span text:style-name="T9">主要由</text:span><text:span text:style-name="T6">Tracker and Database </text:span><text:span text:style-name="T9">、</text:span><text:span text:style-name="T6">Storage Nodes</text:span><text:span text:style-name="T9">和</text:span><text:span text:style-name="T6">Client </text:span><text:span text:style-name="T8">组成</text:span><text:span text:style-name="T9">，其中系统的元数据都存储在单一的数据库中，写操作只能在单个的</text:span><text:span text:style-name="T10">master</text:span><text:span text:style-name="T9">上，因此无法水平扩展数据库的写能力，这影响了的可扩展性。此外，在大并发访问下，数据库将成为瓶颈，所有的服务器和用户都会受此影响。</text:span><text:span text:style-name="T10">Swift</text:span><text:span text:style-name="T9">的早期原型基于</text:span><text:span text:style-name="T10">MogileFS</text:span><text:span text:style-name="T6">-style</text:span><text:span text:style-name="T9">，由于元数据数据库无法扩展，该方案最终废弃。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0"><text:span text:style-name="Strong_20_Emphasis">特性</text:span></text:p>
          </table:table-cell>
          <table:table-cell table:style-name="表格1.A1" office:value-type="string">
            <text:p text:style-name="P10"><text:span text:style-name="Strong_20_Emphasis">优点</text:span></text:p>
          </table:table-cell>
        </table:table-row>
        <table:table-row>
          <table:table-cell table:style-name="表格1.A15" office:value-type="string">
            <text:p text:style-name="P9">通过编程语言封装的<text:span text:style-name="T5">API</text:span>来存储和管理文件</text:p>
          </table:table-cell>
          <table:table-cell table:style-name="表格1.B15" office:value-type="string">
            <text:p text:style-name="P9">使资源的管理和提取自动化</text:p>
          </table:table-cell>
        </table:table-row>
        <table:table-row>
          <table:table-cell table:style-name="表格1.A15" office:value-type="string">
            <text:p text:style-name="P9">可以创建公共或私有的容器</text:p>
          </table:table-cell>
          <table:table-cell table:style-name="表格1.B15" office:value-type="string">
            <text:p text:style-name="P9">更好的控制性。既允许数据共享也可以设为私有</text:p>
          </table:table-cell>
        </table:table-row>
        <table:table-row>
          <table:table-cell table:style-name="表格1.A15" office:value-type="string">
            <text:p text:style-name="P9">使用商用硬件</text:p>
          </table:table-cell>
          <table:table-cell table:style-name="表格1.B15" office:value-type="string">
            <text:p text:style-name="P9">没有锁定，每<text:span text:style-name="T5">GB</text:span>更低廉的价格</text:p>
          </table:table-cell>
        </table:table-row>
        <table:table-row>
          <table:table-cell table:style-name="表格1.A15" office:value-type="string">
            <text:p text:style-name="P9">硬盘驱动器<text:span text:style-name="T5">/</text:span>结点不可预知的失效</text:p>
          </table:table-cell>
          <table:table-cell table:style-name="表格1.B15" office:value-type="string">
            <text:p text:style-name="P9">具有自我修复的可靠性，数据冗余性来保护失效的影响</text:p>
          </table:table-cell>
        </table:table-row>
        <table:table-row>
          <table:table-cell table:style-name="表格1.A15" office:value-type="string">
            <text:p text:style-name="P9">无限制的存储</text:p>
          </table:table-cell>
          <table:table-cell table:style-name="表格1.B15" office:value-type="string">
            <text:p text:style-name="P9">巨大且扁平的名称空间，高度可伸缩的读写访问能力，直接从存储系统提供内容服务</text:p>
          </table:table-cell>
        </table:table-row>
        <table:table-row>
          <table:table-cell table:style-name="表格1.A15" office:value-type="string">
            <text:p text:style-name="P9">多维可伸缩性（向外扩展的结构）</text:p>
            <text:p text:style-name="P9">允许垂直和水平分布地调整存储</text:p>
          </table:table-cell>
          <table:table-cell table:style-name="表格1.B15" office:value-type="string">
            <text:p text:style-name="P9">以线性的性能来备份<text:span text:style-name="T5">/</text:span>存档大量数据</text:p>
          </table:table-cell>
        </table:table-row>
        <text:soft-page-break/>
        <table:table-row>
          <table:table-cell table:style-name="表格1.A15" office:value-type="string">
            <text:p text:style-name="P9">帐号<text:span text:style-name="T5">/</text:span>容器<text:span text:style-name="T5">/</text:span>对象 没有嵌套，不是传统的文件系统</text:p>
          </table:table-cell>
          <table:table-cell table:style-name="表格1.B15" office:value-type="string">
            <text:p text:style-name="P9">规模优化，允许百万个<text:span text:style-name="T5">PB</text:span>级别的对象</text:p>
          </table:table-cell>
        </table:table-row>
        <table:table-row>
          <table:table-cell table:style-name="表格1.A15" office:value-type="string">
            <text:p text:style-name="P9">内建复制</text:p>
            <text:p text:style-name="P9">(帐号、容器、对象的<text:span text:style-name="T5">N</text:span>份拷贝<text:span text:style-name="T5">)</text:span></text:p>
            <text:p text:style-name="P9">3x+的数据冗余性与<text:span text:style-name="T5">RAID</text:span>的<text:span text:style-name="T5">2x</text:span>的对比</text:p>
          </table:table-cell>
          <table:table-cell table:style-name="表格1.B15" office:value-type="string">
            <text:p text:style-name="P9">高可靠性</text:p>
          </table:table-cell>
        </table:table-row>
        <table:table-row>
          <table:table-cell table:style-name="表格1.A15" office:value-type="string">
            <text:p text:style-name="P9">不同于<text:span text:style-name="T5">RAID</text:span>的大小调整，非常简单的容量增减</text:p>
          </table:table-cell>
          <table:table-cell table:style-name="表格1.B15" office:value-type="string">
            <text:p text:style-name="P9"> </text:p>
            <text:p text:style-name="P9">简单的弹性的数据调整</text:p>
          </table:table-cell>
        </table:table-row>
        <table:table-row>
          <table:table-cell table:style-name="表格1.A15" office:value-type="string">
            <text:p text:style-name="P9">没有中央数据库</text:p>
          </table:table-cell>
          <table:table-cell table:style-name="表格1.B15" office:value-type="string">
            <text:p text:style-name="P9">更高的性能，没有瓶颈</text:p>
          </table:table-cell>
        </table:table-row>
        <table:table-row>
          <table:table-cell table:style-name="表格1.A15" office:value-type="string">
            <text:p text:style-name="P9">不需要RAID</text:p>
          </table:table-cell>
          <table:table-cell table:style-name="表格1.B15" office:value-type="string">
            <text:p text:style-name="P9">允许更有效地处理大量小型、随机的读写</text:p>
          </table:table-cell>
        </table:table-row>
        <table:table-row>
          <table:table-cell table:style-name="表格1.A15" office:value-type="string">
            <text:p text:style-name="P9">内建<text:span text:style-name="T5">Mgmt.</text:span>工具</text:p>
          </table:table-cell>
          <table:table-cell table:style-name="表格1.B15" office:value-type="string">
            <text:p text:style-name="P9">帐号管理：创建，增加，验证，删除用户</text:p>
            <text:p text:style-name="P9">容器管理：上传，下载，验证</text:p>
            <text:p text:style-name="P9">监测：容量、主机、网络、日子筛选、集群健康情况</text:p>
          </table:table-cell>
        </table:table-row>
        <table:table-row>
          <table:table-cell table:style-name="表格1.A15" office:value-type="string">
            <text:p text:style-name="P9"> </text:p>
            <text:p text:style-name="P9">驱动器检查</text:p>
          </table:table-cell>
          <table:table-cell table:style-name="表格1.B15" office:value-type="string">
            <text:p text:style-name="P9">允许检测驱动器失效，尽早知悉数据受损</text:p>
          </table:table-cell>
        </table:table-row>
        <table:table-row>
          <table:table-cell table:style-name="表格1.A15" office:value-type="string">
            <text:p text:style-name="P9">通过<text:span text:style-name="T5">web</text:span>浏览器使用<text:span text:style-name="T5">VNC</text:span>代理</text:p>
          </table:table-cell>
          <table:table-cell table:style-name="表格1.B15" office:value-type="string">
            <text:p text:style-name="P9">快速、简单的命令行管理</text:p>
          </table:table-cell>
        </table:table-row>
      </table:table>
      <text:p text:style-name="P1"> </text:p>
      <text:p text:style-name="P1"> </text:p>
      <text:p text:style-name="P1"><text:span text:style-name="T11">4.What</text:span>’<text:span text:style-name="T11">s </text:span><text:span text:style-name="T4">good use</text:span> <text:span text:style-name="T11">cases for Swift?</text:span></text:p>
      <text:p text:style-name="P6"><text:span text:style-name="T14">· </text:span><text:span text:style-name="T9">存储媒体库</text:span><text:span text:style-name="T6">(</text:span><text:span text:style-name="T9">照片、音乐、视频等</text:span><text:span text:style-name="T6">) </text:span></text:p>
      <text:p text:style-name="P6"><text:span text:style-name="T14">· </text:span><text:span text:style-name="T9">视频监控文件的存档</text:span> </text:p>
      <text:p text:style-name="P6"><text:span text:style-name="T14">· </text:span><text:span text:style-name="T9">电话呼叫音频记录的存档</text:span> </text:p>
      <text:p text:style-name="P6"><text:span text:style-name="T14">· </text:span><text:span text:style-name="T9">压缩日志文件的存档</text:span> </text:p>
      <text:p text:style-name="P6"><text:span text:style-name="T14">· </text:span><text:span text:style-name="T9">备份存档</text:span><text:span text:style-name="T6">(</text:span><text:span text:style-name="T9">每个对象</text:span><text:span text:style-name="T6">&lt;5GB) </text:span></text:p>
      <text:p text:style-name="P6"><text:span text:style-name="T14">· </text:span><text:span text:style-name="T9">存储和加载系统的镜像文件等</text:span> </text:p>
      <text:p text:style-name="P6"><text:span text:style-name="T14">· </text:span><text:span text:style-name="T9">存储数量不断增加基数庞大的文件</text:span></text:p>
      <text:p text:style-name="P6"><text:span text:style-name="T14">· </text:span><text:span text:style-name="T9">存储小型文件</text:span> <text:span text:style-name="T6">(&lt;50 KB). OpenStack Object Storage</text:span><text:span text:style-name="T9">擅长于此</text:span><text:span text:style-name="T6">. </text:span></text:p>
      <text:p text:style-name="P6"><text:span text:style-name="T14">· </text:span><text:span text:style-name="T9">存储数以亿计的文件</text:span><text:span text:style-name="T6">. </text:span></text:p>
      <text:p text:style-name="P6"><text:span text:style-name="T14">· </text:span><text:span text:style-name="T9">存储</text:span><text:span text:style-name="T10">PB</text:span><text:span text:style-name="T9">级别的数据</text:span><text:span text:style-name="T6">. </text:span></text:p>
      <text:p text:style-name="P7"><text:soft-page-break/> </text:p>
      <text:p text:style-name="P1"><text:span text:style-name="T11">5.What</text:span>’<text:span text:style-name="T11">s l</text:span><text:span text:style-name="T7">imitation</text:span><text:span text:style-name="T11">s of Swift?</text:span></text:p>
      <text:p text:style-name="P1"> </text:p>
      <text:p text:style-name="P4">不是文件系统</text:p>
      <text:p text:style-name="P1"><text:span text:style-name="T10">Swift</text:span><text:span text:style-name="T9">使用</text:span><text:span text:style-name="T6">REST API,</text:span><text:span text:style-name="T9">因此不能使典型的</text:span><text:span text:style-name="T6">POSIX </text:span><text:span text:style-name="T9">文件系统的语法如</text:span><text:span text:style-name="T6">open(), read(), write(), seek()</text:span><text:span text:style-name="T9">和</text:span><text:span text:style-name="T6">close()</text:span><text:span text:style-name="T9">。</text:span></text:p>
      <text:p text:style-name="P4">没有目录结构</text:p>
      <text:p text:style-name="P3">可以创建任意数量的容器，但是不支持嵌套</text:p>
      <text:p text:style-name="P4">在文件中没有写入字节偏移量</text:p>
      <text:p text:style-name="P5">The only way to update a file is to essentially overwrite it. The system creates a new version of an object each time you upload one with the same name.</text:p>
      <text:p text:style-name="P3">上传一个文件的唯一方式本质上就是重写这个文件。当你上传一个相同名字的对象时，系统就创建这个对象的新版本。</text:p>
      <text:p text:style-name="P4">不是数据库</text:p>
      <text:p text:style-name="P3">不支持服务器上的数据查询和处理。值可以列出指定容器内的对象，但是不能基于对象的元数据进行查询。</text:p>
      <text:p text:style-name="P4">不要尝试频繁地更新大对象</text:p>
      <text:p text:style-name="P3">所有的更新将会产生对象的新版本，因为对象是不可变的。</text:p>
      <text:p text:style-name="P4">不要在每个容器内存储超过无限的对象</text:p>
      <text:p text:style-name="P1"><text:span text:style-name="T6">adrian otto </text:span><text:span text:style-name="T9">发现当容器的对象数超过</text:span><text:span text:style-name="T10">100</text:span><text:span text:style-name="T9">万个对象时，将会影响性能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Symbol" svg:font-family="Symbol"/>
    <style:font-face style:name="Times New Roman" svg:font-family="'Times New Roman'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文泉驿正黑" style:font-size-asian="24pt" style:font-weight-asian="bold" style:font-name-complex="Lohit Devanagar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7-29T10:38:13</meta:creation-date>
    <dc:date>2013-07-29T10:40:52</dc:date>
    <dc:creator>luyuzhe </dc:creator>
    <meta:editing-duration>PT1M48S</meta:editing-duration>
    <meta:editing-cycles>2</meta:editing-cycles>
    <meta:generator>LibreOffice/4.0.4.2$Linux_x86 LibreOffice_project/9e9821abd0ffdbc09cd8c52eaa574fa09eb08f2</meta:generator>
    <meta:document-statistic meta:table-count="1" meta:image-count="0" meta:object-count="0" meta:page-count="3" meta:paragraph-count="77" meta:word-count="1327" meta:character-count="1922" meta:non-whitespace-character-count="1800"/>
  </office:meta>
</office:document-meta>
</file>